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44cm" fo:break-before="auto" style:use-optimal-row-height="true"/>
    </style:style>
    <style:style style:name="ro8" style:family="table-row">
      <style:table-row-properties style:row-height="0.855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ff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wrap-option="wrap"/>
      <style:text-properties fo:color="#0000ff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wallow_Ethernet design V1</text:p>
          </table:table-cell>
          <table:table-cell table:number-columns-repeated="1023"/>
        </table:table-row>
        <table:table-row table:style-name="ro1">
          <table:table-cell office:value-type="string">
            <text:p>Bill of Materials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2-10-10">
            <text:p>10/10/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y:</text:p>
          </table:table-cell>
          <table:table-cell table:number-columns-repeated="1023"/>
        </table:table-row>
        <table:table-row table:style-name="ro1">
          <table:table-cell office:value-type="string">
            <text:p>Populate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npopulated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>
            <text:p>PCB Train free issue</text:p>
          </table:table-cell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table:number-columns-repeated="4"/>
          <table:table-cell office:value-type="string">
            <text:p>Price (assuming 10 boards)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C1</text:p>
          </table:table-cell>
          <table:table-cell table:style-name="ce3" office:value-type="string">
            <text:p>10n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nF 50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2</text:p>
          </table:table-cell>
          <table:table-cell table:style-name="ce3" office:value-type="string">
            <text:p>47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47nF 16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4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5</text:p>
          </table:table-cell>
          <table:table-cell table:style-name="ce3" office:value-type="string">
            <text:p>10uF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6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7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1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8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2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9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3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0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4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1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2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1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4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2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5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3nF 25V 10% X7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6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7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1206</text:p>
          </table:table-cell>
          <table:table-cell table:style-name="ce5" office:value-type="string">
            <text:p>120610uF 25V Z% Y5V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8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1206</text:p>
          </table:table-cell>
          <table:table-cell table:style-name="ce5" office:value-type="string">
            <text:p>120610uF 25V Z% Y5V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19</text:p>
          </table:table-cell>
          <table:table-cell table:style-name="ce3" office:value-type="string">
            <text:p>33p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33pF 50V 5% C0G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20</text:p>
          </table:table-cell>
          <table:table-cell table:style-name="ce3" office:value-type="string">
            <text:p>33p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33pF 50V 5% C0G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21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22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2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string">
            <text:p>MEM_LED</text:p>
          </table:table-cell>
          <table:table-cell office:value-type="string">
            <text:p>X_LED-0603</text:p>
          </table:table-cell>
          <table:table-cell office:value-type="string">
            <text:p>Kingbright</text:p>
          </table:table-cell>
          <table:table-cell table:style-name="ce6" office:value-type="string">
            <text:p>KPT-1608EC</text:p>
          </table:table-cell>
          <table:table-cell table:style-name="ce6" office:value-type="float" office:value="2099221">
            <text:p>2099221</text:p>
          </table:table-cell>
          <table:table-cell table:style-name="ce11" office:value-type="string">
            <text:p><text:a xlink:href="http://uk.farnell.com/kingbright/kpt-1608ec/led-red-0603-smd/dp/2099221?in_merch=New%20Products">http://uk.farnell.com/kingbright/kpt-1608ec/led-red-0603-smd/dp/2099221?in_merch=New%20Products</text:a></text:p>
          </table:table-cell>
          <table:table-cell office:value-type="float" office:value="0.05">
            <text:p>0.05</text:p>
          </table:table-cell>
          <table:table-cell table:number-columns-repeated="1016"/>
        </table:table-row>
        <table:table-row table:style-name="ro3">
          <table:table-cell office:value-type="string">
            <text:p>D2</text:p>
          </table:table-cell>
          <table:table-cell office:value-type="string">
            <text:p>L1_LED</text:p>
          </table:table-cell>
          <table:table-cell office:value-type="string">
            <text:p>X_LED-0603</text:p>
          </table:table-cell>
          <table:table-cell office:value-type="string">
            <text:p>Kingbright</text:p>
          </table:table-cell>
          <table:table-cell table:style-name="ce6" office:value-type="string">
            <text:p>KPT-1608EC</text:p>
          </table:table-cell>
          <table:table-cell table:style-name="ce6" office:value-type="float" office:value="2099221">
            <text:p>2099221</text:p>
          </table:table-cell>
          <table:table-cell table:style-name="ce11" office:value-type="string">
            <text:p><text:a xlink:href="http://uk.farnell.com/kingbright/kpt-1608ec/led-red-0603-smd/dp/2099221?in_merch=New%20Products">http://uk.farnell.com/kingbright/kpt-1608ec/led-red-0603-smd/dp/2099221?in_merch=New%20Products</text:a></text:p>
          </table:table-cell>
          <table:table-cell office:value-type="float" office:value="0.05">
            <text:p>0.05</text:p>
          </table:table-cell>
          <table:table-cell table:number-columns-repeated="1016"/>
        </table:table-row>
        <table:table-row table:style-name="ro5">
          <table:table-cell office:value-type="string">
            <text:p>D3</text:p>
          </table:table-cell>
          <table:table-cell office:value-type="string">
            <text:p>POWER_OK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7" office:value-type="string">
            <text:p>5988070107F</text:p>
          </table:table-cell>
          <table:table-cell table:style-name="ce7" office:value-type="string">
            <text:p>1465991RL</text:p>
          </table:table-cell>
          <table:table-cell table:style-name="ce12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5">
          <table:table-cell office:value-type="string">
            <text:p>D4</text:p>
          </table:table-cell>
          <table:table-cell office:value-type="string">
            <text:p>RESET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7" office:value-type="string">
            <text:p>5988070107F</text:p>
          </table:table-cell>
          <table:table-cell table:style-name="ce7" office:value-type="string">
            <text:p>1465991RL</text:p>
          </table:table-cell>
          <table:table-cell table:style-name="ce12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6">
          <table:table-cell office:value-type="string">
            <text:p>L1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8" office:value-type="string">
            <text:p>CBC2012T2R2M</text:p>
          </table:table-cell>
          <table:table-cell table:style-name="ce6" office:value-type="float" office:value="9544348">
            <text:p>9544348</text:p>
          </table:table-cell>
          <table:table-cell table:style-name="ce6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6">
          <table:table-cell office:value-type="string">
            <text:p>L2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8" office:value-type="string">
            <text:p>CBC2012T2R2M</text:p>
          </table:table-cell>
          <table:table-cell table:style-name="ce6" office:value-type="float" office:value="9544348">
            <text:p>9544348</text:p>
          </table:table-cell>
          <table:table-cell table:style-name="ce6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5">
          <table:table-cell office:value-type="string">
            <text:p>P1</text:p>
          </table:table-cell>
          <table:table-cell office:value-type="string">
            <text:p>XTAG2</text:p>
          </table:table-cell>
          <table:table-cell office:value-type="string">
            <text:p>pin_array_10x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12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3">
          <table:table-cell office:value-type="string">
            <text:p>P2</text:p>
          </table:table-cell>
          <table:table-cell office:value-type="string">
            <text:p>XMP16_TR_Link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8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3">
          <table:table-cell office:value-type="string">
            <text:p>P3</text:p>
          </table:table-cell>
          <table:table-cell office:value-type="string">
            <text:p>TR_Link_Out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8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5">
          <table:table-cell office:value-type="string">
            <text:p>P4</text:p>
          </table:table-cell>
          <table:table-cell office:value-type="string">
            <text:p>Mode_Select</text:p>
          </table:table-cell>
          <table:table-cell office:value-type="string">
            <text:p>SIL-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12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6">
          <table:table-cell office:value-type="string">
            <text:p>P5</text:p>
          </table:table-cell>
          <table:table-cell office:value-type="string">
            <text:p>Ethernet_Slice</text:p>
          </table:table-cell>
          <table:table-cell office:value-type="string">
            <text:p>PCIe 36 way throughole vertical</text:p>
          </table:table-cell>
          <table:table-cell office:value-type="string">
            <text:p>Samtec</text:p>
          </table:table-cell>
          <table:table-cell table:style-name="ce6" office:value-type="string">
            <text:p>PCIE-036-02-F-D-TH</text:p>
          </table:table-cell>
          <table:table-cell table:style-name="ce6" office:value-type="float" office:value="1753906">
            <text:p>1753906</text:p>
          </table:table-cell>
          <table:table-cell table:style-name="ce6" office:value-type="string">
            <text:p><text:a xlink:href="http://uk.farnell.com/samtec/pcie-036-02-f-d-th/socket-pci-e-2x18/dp/1753906">http://uk.farnell.com/samtec/pcie-036-02-f-d-th/socket-pci-e-2x18/dp/1753906</text:a></text:p>
          </table:table-cell>
          <table:table-cell office:value-type="float" office:value="1.27">
            <text:p>1.27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6</text:p>
          </table:table-cell>
          <table:table-cell table:style-name="ce2" office:value-type="string">
            <text:p>V_In</text:p>
          </table:table-cell>
          <table:table-cell table:number-columns-repeated="1022"/>
        </table:table-row>
        <table:table-row table:style-name="ro5">
          <table:table-cell office:value-type="string">
            <text:p>P7</text:p>
          </table:table-cell>
          <table:table-cell office:value-type="string">
            <text:p>+5V_In</text:p>
          </table:table-cell>
          <table:table-cell office:value-type="string">
            <text:p>DC-8S</text:p>
          </table:table-cell>
          <table:table-cell office:value-type="string">
            <text:p>Cliff</text:p>
          </table:table-cell>
          <table:table-cell office:value-type="string">
            <text:p>FC68145S</text:p>
          </table:table-cell>
          <table:table-cell office:value-type="float" office:value="224947">
            <text:p>224947</text:p>
          </table:table-cell>
          <table:table-cell table:style-name="ce13" office:value-type="string">
            <text:p><text:span text:style-name="T2"><text:a xlink:href="http://uk.farnell.com/cliff-electronic-components/dc8/socket-pcb-dc-power-1-3mm-pk10/dp/224947">http://uk.farnell.com/cliff-electronic-components/dc8/socket-pcb-dc-power-1-3mm-pk10/dp/224947</text:a></text:span></text:p>
          </table:table-cell>
          <table:table-cell table:formula="of:=5.73/10" office:value-type="float" office:value="0.573">
            <text:p>0.573</text:p>
          </table:table-cell>
          <table:table-cell office:value-type="string">
            <text:p>(pack of 10)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8</text:p>
          </table:table-cell>
          <table:table-cell table:style-name="ce2" office:value-type="string">
            <text:p>PCIe_extra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9</text:p>
          </table:table-cell>
          <table:table-cell table:style-name="ce2" office:value-type="string">
            <text:p>RESET_N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0</text:p>
          </table:table-cell>
          <table:table-cell table:style-name="ce2" office:value-type="string">
            <text:p>CONN_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1</text:p>
          </table:table-cell>
          <table:table-cell table:style-name="ce2" office:value-type="string">
            <text:p>CONN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2</text:p>
          </table:table-cell>
          <table:table-cell table:style-name="ce2" office:value-type="string">
            <text:p>CONN_3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R1</text:p>
          </table:table-cell>
          <table:table-cell table:style-name="ce3" office:value-type="string">
            <text:p>33R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33R 1%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R2</text:p>
          </table:table-cell>
          <table:table-cell table:style-name="ce3" office:value-type="string">
            <text:p>33R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33R 1%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R5</text:p>
          </table:table-cell>
          <table:table-cell table:style-name="ce3" office:value-type="string">
            <text:p>4R7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4R7 1%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R6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0K 1%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R7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0K 1%</text:p>
          </table:table-cell>
          <table:table-cell table:number-columns-repeated="1020"/>
        </table:table-row>
        <table:table-row table:style-name="ro6">
          <table:table-cell office:value-type="string">
            <text:p>R8</text:p>
          </table:table-cell>
          <table:table-cell office:value-type="string">
            <text:p>453k</text:p>
          </table:table-cell>
          <table:table-cell office:value-type="string">
            <text:p>SM0603</text:p>
          </table:table-cell>
          <table:table-cell office:value-type="string">
            <text:p>Vishay</text:p>
          </table:table-cell>
          <table:table-cell table:style-name="ce6" office:value-type="string">
            <text:p>CRCW0603453KFKEA</text:p>
          </table:table-cell>
          <table:table-cell table:style-name="ce6" office:value-type="float" office:value="2138564">
            <text:p>2138564</text:p>
          </table:table-cell>
          <table:table-cell table:style-name="ce6" office:value-type="string">
            <text:p><text:a xlink:href="http://uk.farnell.com/vishay-draloric/crcw0603453kfkea/resistor-0603-453k-1/dp/2138564?in_merch=New%20Products">http://uk.farnell.com/vishay-draloric/crcw0603453kfkea/resistor-0603-453k-1/dp/2138564?in_merch=New%20Products</text:a></text:p>
          </table:table-cell>
          <table:table-cell office:value-type="float" office:value="0.025">
            <text:p>0.025</text:p>
          </table:table-cell>
          <table:table-cell office:value-type="string">
            <text:p>(min 50 order factored in)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R9</text:p>
          </table:table-cell>
          <table:table-cell table:style-name="ce3" office:value-type="string">
            <text:p>68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68K 1%</text:p>
          </table:table-cell>
          <table:table-cell table:number-columns-repeated="1020"/>
        </table:table-row>
        <table:table-row table:style-name="ro7">
          <table:table-cell office:value-type="string">
            <text:p>U1</text:p>
          </table:table-cell>
          <table:table-cell office:value-type="string">
            <text:p>25MHz_ASE_CLK</text:p>
          </table:table-cell>
          <table:table-cell office:value-type="string">
            <text:p>TC Series</text:p>
          </table:table-cell>
          <table:table-cell office:value-type="string">
            <text:p>TCX</text:p>
          </table:table-cell>
          <table:table-cell table:style-name="ce6" office:value-type="string">
            <text:p>TC-25.000MBD-T</text:p>
          </table:table-cell>
          <table:table-cell table:style-name="ce6" office:value-type="float" office:value="2100537">
            <text:p>2100537</text:p>
          </table:table-cell>
          <table:table-cell table:style-name="ce11" office:value-type="string">
            <text:p><text:a xlink:href="http://uk.farnell.com/txc/tc-25-000mbd-t/oscillator-mems-cmos-25mhz-smd/dp/2100537">http://uk.farnell.com/txc/tc-25-000mbd-t/oscillator-mems-cmos-25mhz-smd/dp/2100537</text:a></text:p>
          </table:table-cell>
          <table:table-cell office:value-type="float" office:value="1.15">
            <text:p>1.15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6">
          <table:table-cell office:value-type="string">
            <text:p>U2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string">
            <text:p>9235400RL</text:p>
          </table:table-cell>
          <table:table-cell table:style-name="ce6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5">
          <table:table-cell office:value-type="string">
            <text:p>U3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12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5">
          <table:table-cell office:value-type="string">
            <text:p>U4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12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5">
          <table:table-cell office:value-type="string">
            <text:p>U5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12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5">
          <table:table-cell office:value-type="string">
            <text:p>U6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12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6">
          <table:table-cell office:value-type="string">
            <text:p>U7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string">
            <text:p>9235400RL</text:p>
          </table:table-cell>
          <table:table-cell table:style-name="ce6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8">
          <table:table-cell office:value-type="string">
            <text:p>U8</text:p>
          </table:table-cell>
          <table:table-cell office:value-type="string">
            <text:p>MX25L6445EM2I-10G</text:p>
          </table:table-cell>
          <table:table-cell office:value-type="string">
            <text:p>SO8NL</text:p>
          </table:table-cell>
          <table:table-cell office:value-type="string">
            <text:p>Macronix</text:p>
          </table:table-cell>
          <table:table-cell office:value-type="string">
            <text:p>MX25L6445EM2I-10G</text:p>
          </table:table-cell>
          <table:table-cell table:style-name="ce6" office:value-type="string">
            <text:p>1092-1065-ND</text:p>
          </table:table-cell>
          <table:table-cell table:style-name="ce6" office:value-type="string">
            <text:p><text:a xlink:href="http://www.digikey.com/product-search/en?x=0&amp;y=0〈=en&amp;site=us&amp;KeyWords=MX25L6445EM2I-10G+">http://www.digikey.com/product-search/en?x=0&amp;y=0&amp;lang=en&amp;site=us&amp;KeyWords=MX25L6445EM2I-10G+</text:a></text:p>
          </table:table-cell>
          <table:table-cell office:value-type="float" office:value="1.92">
            <text:p>1.92</text:p>
          </table:table-cell>
          <table:table-cell table:number-columns-repeated="1016"/>
        </table:table-row>
        <table:table-row table:style-name="ro8">
          <table:table-cell table:style-name="ce4" office:value-type="string">
            <text:p>U9</text:p>
          </table:table-cell>
          <table:table-cell table:style-name="ce4" office:value-type="string">
            <text:p>DRAM-2MX16X4</text:p>
          </table:table-cell>
          <table:table-cell table:style-name="ce4" office:value-type="string">
            <text:p>TSSOP-54</text:p>
          </table:table-cell>
          <table:table-cell table:style-name="ce4" office:value-type="string">
            <text:p>Hynix</text:p>
          </table:table-cell>
          <table:table-cell table:style-name="ce9" office:value-type="string">
            <text:p>H57V2562GTR-75C</text:p>
          </table:table-cell>
          <table:table-cell table:style-name="ce9" office:value-type="float" office:value="1907383">
            <text:p>1907383</text:p>
          </table:table-cell>
          <table:table-cell table:style-name="ce14" office:value-type="string">
            <text:p><text:a xlink:href="http://uk.farnell.com/hynix-semiconductor/h57v2562gtr-75c/sdram-256mb-x16-54tsopii/dp/1907383">http://uk.farnell.com/hynix-semiconductor/h57v2562gtr-75c/sdram-256mb-x16-54tsopii/dp/1907383</text:a></text:p>
          </table:table-cell>
          <table:table-cell table:style-name="ce4" office:value-type="float" office:value="2.26">
            <text:p>2.26</text:p>
          </table:table-cell>
          <table:table-cell table:style-name="ce4" table:number-columns-repeated="1016"/>
        </table:table-row>
        <table:table-row table:style-name="ro9">
          <table:table-cell office:value-type="string">
            <text:p>U10</text:p>
          </table:table-cell>
          <table:table-cell office:value-type="string">
            <text:p>XS1-L1-128</text:p>
          </table:table-cell>
          <table:table-cell office:value-type="string">
            <text:p>XMOS_X1-L1_128TQFP</text:p>
          </table:table-cell>
          <table:table-cell office:value-type="string">
            <text:p>XMOS</text:p>
          </table:table-cell>
          <table:table-cell table:style-name="ce10" office:value-type="string">
            <text:p>XS1-L01A-TQ128-C5</text:p>
          </table:table-cell>
          <table:table-cell table:style-name="ce6" office:value-type="string">
            <text:p>880-1019-ND</text:p>
          </table:table-cell>
          <table:table-cell table:style-name="ce6" office:value-type="string">
            <text:p><text:a xlink:href="http://www.digikey.com/product-detail/en/XS1-L01A-TQ128-C5/880-1019-ND/2333460">http://www.digikey.com/product-detail/en/XS1-L01A-TQ128-C5/880-1019-ND/2333460</text:a>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5">
          <table:table-cell office:value-type="string">
            <text:p>U11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7" office:value-type="float" office:value="1642398">
            <text:p>1642398</text:p>
          </table:table-cell>
          <table:table-cell table:style-name="ce12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5">
          <table:table-cell office:value-type="string">
            <text:p>U12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7" office:value-type="float" office:value="1642398">
            <text:p>1642398</text:p>
          </table:table-cell>
          <table:table-cell table:style-name="ce12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5">
          <table:table-cell office:value-type="string">
            <text:p>U13</text:p>
          </table:table-cell>
          <table:table-cell office:value-type="string">
            <text:p>NCP303LSN09T1G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303LSN09T1G</text:p>
          </table:table-cell>
          <table:table-cell table:style-name="ce7" office:value-type="float" office:value="1364634">
            <text:p>1364634</text:p>
          </table:table-cell>
          <table:table-cell table:style-name="ce12" office:value-type="string">
            <text:p><text:span text:style-name="T1"><text:a xlink:href="http://uk.farnell.com/on-semiconductor/ncp303lsn09t1g/ic-volt-detector-0-45µa-10v-tsop/dp/1364634?Ntt=NCP303LSN09T1G">http://uk.farnell.com/on-semiconductor/ncp303lsn09t1g/ic-volt-detector-0-45%C2%B5a-10v-tsop/dp/1364634?Ntt=NCP303LSN09T1G</text:a></text:span></text:p>
          </table:table-cell>
          <table:table-cell office:value-type="float" office:value="0.236">
            <text:p>0.236</text:p>
          </table:table-cell>
          <table:table-cell table:number-columns-repeated="1016"/>
        </table:table-row>
        <table:table-row table:style-name="ro6">
          <table:table-cell office:value-type="string">
            <text:p>U14</text:p>
          </table:table-cell>
          <table:table-cell office:value-type="string">
            <text:p>82R</text:p>
          </table:table-cell>
          <table:table-cell/>
          <table:table-cell table:style-name="ce6"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float" office:value="9235400">
            <text:p>9235400</text:p>
          </table:table-cell>
          <table:table-cell table:style-name="ce6" office:value-type="string">
            <text:p><text:a xlink:href="http://uk.farnell.com/yageo-phycomp/yc124-jr-074k7l/resistor-array-arv341-0804-4k7/dp/9235400">http://uk.farnell.com/yageo-phycomp/yc124-jr-074k7l/resistor-array-arv341-0804-4k7/dp/9235400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6">
          <table:table-cell office:value-type="string">
            <text:p>U15</text:p>
          </table:table-cell>
          <table:table-cell office:value-type="string">
            <text:p>TS3A5018</text:p>
          </table:table-cell>
          <table:table-cell/>
          <table:table-cell office:value-type="string">
            <text:p>TI</text:p>
          </table:table-cell>
          <table:table-cell table:style-name="ce6" office:value-type="string">
            <text:p>TS3A5018PWG4</text:p>
          </table:table-cell>
          <table:table-cell table:style-name="ce6" office:value-type="float" office:value="1494943">
            <text:p>1494943</text:p>
          </table:table-cell>
          <table:table-cell table:style-name="ce6" office:value-type="string">
            <text:p><text:a xlink:href="http://uk.farnell.com/texas-instruments/ts3a5018pwg4/switch-analog-spdt-quad-10r-smd/dp/1494943">http://uk.farnell.com/texas-instruments/ts3a5018pwg4/switch-analog-spdt-quad-10r-smd/dp/1494943</text:a></text:p>
          </table:table-cell>
          <table:table-cell office:value-type="float" office:value="0.72">
            <text:p>0.72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W1</text:p>
          </table:table-cell>
          <table:table-cell table:style-name="ce2" office:value-type="string">
            <text:p>CLK_EN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2</text:p>
          </table:table-cell>
          <table:table-cell table:style-name="ce2" office:value-type="string">
            <text:p>CLK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3</text:p>
          </table:table-cell>
          <table:table-cell table:style-name="ce2" office:value-type="string">
            <text:p>GPIO1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4</text:p>
          </table:table-cell>
          <table:table-cell table:style-name="ce2" office:value-type="string">
            <text:p>GPIO2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5</text:p>
          </table:table-cell>
          <table:table-cell table:style-name="ce2" office:value-type="string">
            <text:p>MODE3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7</text:p>
          </table:table-cell>
          <table:table-cell table:style-name="ce2" office:value-type="string">
            <text:p>3V3Reg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8</text:p>
          </table:table-cell>
          <table:table-cell table:style-name="ce2" office:value-type="string">
            <text:p>1VReg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9</text:p>
          </table:table-cell>
          <table:table-cell table:style-name="ce2" office:value-type="string">
            <text:p>1VFB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0</text:p>
          </table:table-cell>
          <table:table-cell table:style-name="ce2" office:value-type="string">
            <text:p>3V3FB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1</text:p>
          </table:table-cell>
          <table:table-cell table:style-name="ce2" office:value-type="string">
            <text:p>3V3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2</text:p>
          </table:table-cell>
          <table:table-cell table:style-name="ce2" office:value-type="string">
            <text:p>1V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3</text:p>
          </table:table-cell>
          <table:table-cell table:style-name="ce2" office:value-type="string">
            <text:p>RESET_N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US Stock charge</text:p>
          </table:table-cell>
          <table:table-cell/>
          <table:table-cell office:value-type="float" office:value="15.95">
            <text:p>15.95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Total component cost per board</text:p>
          </table:table-cell>
          <table:table-cell/>
          <table:table-cell table:formula="of:=SUM([.H11:.H73])" office:value-type="float" office:value="22.494">
            <text:p>22.494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Board manufacture: </text:p>
          </table:table-cell>
          <table:table-cell/>
          <table:table-cell office:value-type="float" office:value="77">
            <text:p>77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29 unique lines</text:p>
          </table:table-cell>
          <table:table-cell table:number-columns-repeated="2"/>
          <table:table-cell office:value-type="string">
            <text:p>Assembly (up to 60 parts)</text:p>
          </table:table-cell>
          <table:table-cell/>
          <table:table-cell office:value-type="float" office:value="339">
            <text:p>33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57 total parts</text:p>
          </table:table-cell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Total:</text:p>
          </table:table-cell>
          <table:table-cell/>
          <table:table-cell table:formula="of:=(10*[.G90])+[.G91]+[.G92]" office:value-type="float" office:value="640.94">
            <text:p>640.94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otal per board (10 off)</text:p>
          </table:table-cell>
          <table:table-cell/>
          <table:table-cell table:formula="of:=[.G94]/10" office:value-type="float" office:value="64.094">
            <text:p>64.094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9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0T19:07:03</dc:date>
    <dc:creator>Simon Hollis</dc:creator>
    <meta:generator>LibreOffice/3.4$Unix LibreOffice_project/340m1$Build-402</meta:generator>
    <meta:editing-duration>PT4H18M48S</meta:editing-duration>
    <meta:editing-cycles>47</meta:editing-cycles>
    <meta:document-statistic meta:table-count="1" meta:cell-count="414" meta:object-count="0"/>
  </office:meta>
</office:document-meta>
</file>